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5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16.722cm"/>
    </style:style>
    <style:style style:name="co4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3.122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6.85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5.609cm"/>
    </style:style>
    <style:style style:name="ro4" style:family="table-row">
      <style:table-row-properties style:row-height="0.494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color="#ff0000" fo:font-weight="bold" style:font-weight-asian="bold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Plan1" table:style-name="ta3"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6" table:default-cell-style-name="ce5"/>
        <table:table-column table:style-name="co5" table:number-columns-repeated="1020" table:default-cell-style-name="ce5"/>
        <table:table-row table:style-name="ro4">
          <table:table-cell table:style-name="ce2" office:value-type="string">
            <text:p>Requisitos funcionais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Identificador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Prioridade</text:p>
          </table:table-cell>
          <table:table-cell table:style-name="ce4" office:value-type="string">
            <text:p>Depende de</text:p>
          </table:table-cell>
          <table:table-cell table:number-columns-repeated="1020"/>
        </table:table-row>
        <table:table-row table:style-name="ro5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6" table:number-columns-repeated="4"/>
          <table:table-cell table:number-columns-repeated="1018"/>
        </table:table-row>
        <table:table-row table:style-name="ro5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table:number-columns-repeated="1022"/>
        </table:table-row>
        <table:table-row table:style-name="ro4">
          <table:table-cell office:value-type="string">
            <text:p>RF03</text:p>
          </table:table-cell>
          <table:table-cell table:style-name="Default" office:value-type="string">
            <text:p>Quando um item é devolvido, o sistema deve <text:s/>colocá-lo no carrinho</text:p>
          </table:table-cell>
          <table:table-cell table:number-columns-repeated="1022"/>
        </table:table-row>
        <table:table-row table:style-name="ro3">
          <table:table-cell office:value-type="string">
            <text:p>RF04</text:p>
          </table:table-cell>
          <table:table-cell office:value-type="string">
            <text:p>O sistema aceita renovação de empréstimo apenas uma vez</text:p>
          </table:table-cell>
          <table:table-cell/>
          <table:table-cell office:value-type="string">
            <text:p>RN05</text:p>
          </table:table-cell>
          <table:table-cell table:number-columns-repeated="1020"/>
        </table:table-row>
        <table:table-row table:style-name="ro3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/>
          <table:table-cell office:value-type="string">
            <text:p>RN03</text:p>
          </table:table-cell>
          <table:table-cell table:number-columns-repeated="1020"/>
        </table:table-row>
        <table:table-row table:style-name="ro4">
          <table:table-cell office:value-type="string">
            <text:p>RF06</text:p>
          </table:table-cell>
          <table:table-cell table:style-name="Default" office:value-type="string">
            <text:p>O sistema deve informar aos usuários o histórico de empréstimo, divido por categoria</text:p>
          </table:table-cell>
          <table:table-cell table:style-name="Default"/>
          <table:table-cell table:style-name="Default" office:value-type="string">
            <text:p>RN11</text:p>
          </table:table-cell>
          <table:table-cell table:number-columns-repeated="1020"/>
        </table:table-row>
        <table:table-row table:style-name="ro3">
          <table:table-cell office:value-type="string">
            <text:p>RF07</text:p>
          </table:table-cell>
          <table:table-cell office:value-type="string">
            <text:p>O sistema deve aceitar que somente o Administrador possa excluir itens</text:p>
          </table:table-cell>
          <table:table-cell/>
          <table:table-cell office:value-type="string">
            <text:p>RN09</text:p>
          </table:table-cell>
          <table:table-cell table:number-columns-repeated="1020"/>
        </table:table-row>
        <table:table-row table:style-name="ro3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table:number-columns-repeated="1022"/>
        </table:table-row>
        <table:table-row table:style-name="ro3">
          <table:table-cell office:value-type="string">
            <text:p>RF09</text:p>
          </table:table-cell>
          <table:table-cell office:value-type="string">
            <text:p>O sistema não exclui um item definitivamente, apenas o marca o usuário inativo </text:p>
          </table:table-cell>
          <table:table-cell table:number-columns-repeated="1022"/>
        </table:table-row>
        <table:table-row table:style-name="ro5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table:number-columns-repeated="1022"/>
        </table:table-row>
        <table:table-row table:style-name="ro3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table:number-columns-repeated="1022"/>
        </table:table-row>
        <table:table-row table:style-name="ro3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table:number-columns-repeated="1022"/>
        </table:table-row>
        <table:table-row table:style-name="ro5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table:number-columns-repeated="1022"/>
        </table:table-row>
        <table:table-row table:style-name="ro3">
          <table:table-cell office:value-type="string">
            <text:p>RF14</text:p>
          </table:table-cell>
          <table:table-cell office:value-type="string">
            <text:p>O sistema deve informar para consulta o último carrinho em que o item se encontrava</text:p>
          </table:table-cell>
          <table:table-cell table:number-columns-repeated="1022"/>
        </table:table-row>
        <table:table-row table:style-name="ro3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table:number-columns-repeated="1022"/>
        </table:table-row>
        <table:table-row table:style-name="ro4">
          <table:table-cell office:value-type="string">
            <text:p>RF16</text:p>
          </table:table-cell>
          <table:table-cell table:number-columns-repeated="1023"/>
        </table:table-row>
        <table:table-row table:style-name="ro4">
          <table:table-cell office:value-type="string">
            <text:p>RF17</text:p>
          </table:table-cell>
          <table:table-cell table:number-columns-repeated="1023"/>
        </table:table-row>
        <table:table-row table:style-name="ro4">
          <table:table-cell office:value-type="string">
            <text:p>RF18</text:p>
          </table:table-cell>
          <table:table-cell table:number-columns-repeated="102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2" table:style-name="ta2"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number-columns-repeated="8" table:default-cell-style-name="ce6"/>
        <table:table-column table:style-name="co5" table:number-columns-repeated="1012" table:default-cell-style-name="ce5"/>
        <table:table-row table:style-name="ro3">
          <table:table-cell table:style-name="ce8" office:value-type="string">
            <text:p>Regras de Negócio</text:p>
          </table:table-cell>
          <table:table-cell table:number-columns-repeated="1023"/>
        </table:table-row>
        <table:table-row table:style-name="ro3">
          <table:table-cell table:style-name="ce7" office:value-type="string">
            <text:p>Identificador</text:p>
          </table:table-cell>
          <table:table-cell table:style-name="ce7" office:value-type="string">
            <text:p>Descrição</text:p>
          </table:table-cell>
          <table:table-cell table:style-name="ce7" office:value-type="string">
            <text:p>Prioridade</text:p>
          </table:table-cell>
          <table:table-cell table:style-name="ce7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number-columns-repeated="1022"/>
        </table:table-row>
        <table:table-row table:style-name="ro5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number-columns-repeated="1022"/>
        </table:table-row>
        <table:table-row table:style-name="ro5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number-columns-repeated="1022"/>
        </table:table-row>
        <table:table-row table:style-name="ro3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number-columns-repeated="1022"/>
        </table:table-row>
        <table:table-row table:style-name="ro3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number-columns-repeated="1022"/>
        </table:table-row>
        <table:table-row table:style-name="ro3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number-columns-repeated="1022"/>
        </table:table-row>
        <table:table-row table:style-name="ro3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number-columns-repeated="1022"/>
        </table:table-row>
        <table:table-row table:style-name="ro3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number-columns-repeated="1022"/>
        </table:table-row>
        <table:table-row table:style-name="ro3">
          <table:table-cell office:value-type="string">
            <text:p>RN09</text:p>
          </table:table-cell>
          <table:table-cell office:value-type="string">
            <text:p>Somente o administrador pode excluir/dar baixa em um item</text:p>
          </table:table-cell>
          <table:table-cell table:number-columns-repeated="1022"/>
        </table:table-row>
        <table:table-row table:style-name="ro5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 1 (um) ano</text:p>
          </table:table-cell>
          <table:table-cell table:number-columns-repeated="1022"/>
        </table:table-row>
        <table:table-row table:style-name="ro5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number-columns-repeated="1022"/>
        </table:table-row>
        <table:table-row table:style-name="ro3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number-columns-repeated="1022"/>
        </table:table-row>
        <table:table-row table:style-name="ro3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number-columns-repeated="1022"/>
        </table:table-row>
        <table:table-row table:style-name="ro3">
          <table:table-cell office:value-type="string">
            <text:p>RN14</text:p>
          </table:table-cell>
          <table:table-cell table:style-name="ce9" office:value-type="string">
            <text:p>Cada usuário terá uma senha</text:p>
          </table:table-cell>
          <table:table-cell table:number-columns-repeated="1022"/>
        </table:table-row>
        <table:table-row table:style-name="ro5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number-columns-repeated="1022"/>
        </table:table-row>
        <table:table-row table:style-name="ro3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table:number-columns-repeated="1022"/>
        </table:table-row>
        <table:table-row table:style-name="ro5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table:number-columns-repeated="1022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3"/>
        <table:table-row table:style-name="ro4">
          <table:table-cell table:number-columns-repeated="1024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8">18/06/2012</text:date>, <text:time>20:4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18T20:40:12</dc:date>
    <meta:editing-duration>PT57M15S</meta:editing-duration>
    <meta:editing-cycles>14</meta:editing-cycles>
    <meta:document-statistic meta:table-count="3" meta:cell-count="81" meta:object-count="0"/>
  </office:meta>
</office:document-meta>
</file>